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" svg:font-family="Courier"/>
    <style:font-face style:name="Sans" svg:font-family="San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1.598cm"/>
    </style:style>
    <style:style style:name="co6" style:family="table-column">
      <style:table-column-properties fo:break-before="auto" style:column-width="4.318cm"/>
    </style:style>
    <style:style style:name="co7" style:family="table-column">
      <style:table-column-properties fo:break-before="auto" style:column-width="3.635cm"/>
    </style:style>
    <style:style style:name="co8" style:family="table-column">
      <style:table-column-properties fo:break-before="auto" style:column-width="3.861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2.787cm"/>
    </style:style>
    <style:style style:name="co11" style:family="table-column">
      <style:table-column-properties fo:break-before="auto" style:column-width="4.817cm"/>
    </style:style>
    <style:style style:name="co12" style:family="table-column">
      <style:table-column-properties fo:break-before="auto" style:column-width="5.156cm"/>
    </style:style>
    <style:style style:name="co13" style:family="table-column">
      <style:table-column-properties fo:break-before="auto" style:column-width="3.986cm"/>
    </style:style>
    <style:style style:name="co14" style:family="table-column">
      <style:table-column-properties fo:break-before="auto" style:column-width="1.806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99ccff"/>
      <style:text-properties style:use-window-font-color="true"/>
    </style:style>
    <style:style style:name="ce11" style:family="table-cell" style:parent-style-name="Default">
      <style:text-properties fo:color="#0066cc" fo:font-weight="bold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ccccff"/>
    </style:style>
    <style:style style:name="ce2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333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Prof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LDAP_PRFUSER</text:p>
          </table:table-cell>
          <table:table-cell office:value-type="string">
            <text:p>-</text:p>
          </table:table-cell>
          <table:table-cell office:value-type="string">
            <text:p>profil utilisateur réseau</text:p>
          </table:table-cell>
          <table:table-cell office:value-type="string">
            <text:p>Utilisateur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USER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edit=4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IR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LDAP_PRFGROUP</text:p>
          </table:table-cell>
          <table:table-cell office:value-type="string">
            <text:p>-</text:p>
          </table:table-cell>
          <table:table-cell office:value-type="string">
            <text:p>profil groupe réseau</text:p>
          </table:table-cell>
          <table:table-cell office:value-type="string">
            <text:p>Groupe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GROUP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open=2</text:p>
          </table:table-cell>
          <table:table-cell office:value-type="string">
            <text:p>modify=4</text:p>
          </table:table-cell>
          <table:table-cell office:value-type="string">
            <text:p>edit=4</text:p>
          </table:table-cell>
          <table:table-cell table:number-columns-repeated="248"/>
        </table:table-row>
      </table:table>
      <table:table table:name="AD User" table:style-name="ta1" table:print="false">
        <table:table-column table:style-name="co1" table:default-cell-style-name="ce8"/>
        <table:table-column table:style-name="co6" table:default-cell-style-name="ce15"/>
        <table:table-column table:style-name="co7" table:default-cell-style-name="ce12"/>
        <table:table-column table:style-name="co8" table:default-cell-style-name="ce14"/>
        <table:table-column table:style-name="co1" table:number-columns-repeated="3" table:default-cell-style-name="ce8"/>
        <table:table-column table:style-name="co1" table:number-columns-repeated="2" table:default-cell-style-name="ce14"/>
        <table:table-column table:style-name="co1" table:number-columns-repeated="247" table:default-cell-style-name="Default"/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4" office:value-type="string">
            <text:p>IUSER</text:p>
          </table:table-cell>
          <table:table-cell table:style-name="ce4" office:value-type="string">
            <text:p>utilisateur réseau</text:p>
          </table:table-cell>
          <table:table-cell table:style-name="ce4" table:number-columns-repeated="2"/>
          <table:table-cell table:style-name="ce4" office:value-type="string">
            <text:p>LDAPUSER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PROFID</text:p>
          </table:table-cell>
          <table:table-cell table:style-name="Default" office:value-type="string">
            <text:p>LDAP_PRFUSER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ldapuser.png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LDAPUser.ph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+Method.NU.php</text:p>
          </table:table-cell>
          <table:table-cell table:style-name="ce4"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0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0" office:value-type="string">
            <text:p>elink</text:p>
          </table:table-cell>
          <table:table-cell table:style-name="ce20" office:value-type="string">
            <text:p>constraint</text:p>
          </table:table-cell>
          <table:table-cell table:style-name="ce20" office:value-type="string">
            <text:p>option</text:p>
          </table:table-cell>
          <table:table-cell table:style-name="ce20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2" office:value-type="string">
            <text:p>US_FR_SEARCHLDAP</text:p>
          </table:table-cell>
          <table:table-cell/>
          <table:table-cell table:style-name="ce12" office:value-type="string">
            <text:p>LDAP Recherch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4"/>
          <table:table-cell table:style-name="ce3" table:number-columns-repeated="3"/>
          <table:table-cell table:style-name="ce4" table:number-columns-repeated="243"/>
        </table:table-row>
        <table:table-row table:style-name="ro1">
          <table:table-cell table:style-name="ce7" office:value-type="string">
            <text:p>ATTR</text:p>
          </table:table-cell>
          <table:table-cell table:style-name="ce13" office:value-type="string">
            <text:p>LDAP_GETINFO</text:p>
          </table:table-cell>
          <table:table-cell office:value-type="string">
            <text:p>US_FR_SEARCHLDAP</text:p>
          </table:table-cell>
          <table:table-cell table:style-name="ce13" office:value-type="string">
            <text:p>login LDAP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office:value-type="float" office:value="500">
            <text:p>500</text:p>
          </table:table-cell>
          <table:table-cell table:style-name="ce13" office:value-type="string">
            <text:p>O</text:p>
          </table:table-cell>
          <table:table-cell table:style-name="ce12" table:number-columns-repeated="2"/>
          <table:table-cell table:style-name="ce21" office:value-type="string">
            <text:p>nu.php</text:p>
          </table:table-cell>
          <table:table-cell table:style-name="ce21" office:value-type="string">
            <text:p>searchLDAPinfo(LDAP_GETINFO):US_LOGIN,US_FNAME,US_LNAME</text:p>
          </table:table-cell>
          <table:table-cell table:style-name="ce12" table:number-columns-repeated="2"/>
          <table:table-cell table:style-name="ce12" office:value-type="string">
            <text:p>esize=20</text:p>
          </table:table-cell>
          <table:table-cell table:style-name="ce12" table:number-columns-repeated="240"/>
        </table:table-row>
        <table:table-row table:style-name="ro1" table:number-rows-repeated="2">
          <table:table-cell table:style-name="ce3" table:number-columns-repeated="9"/>
          <table:table-cell table:style-name="ce4"/>
          <table:table-cell table:style-name="ce3" table:number-columns-repeated="3"/>
          <table:table-cell table:style-name="ce4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2" office:value-type="string">
            <text:p>US_FR_LDAP</text:p>
          </table:table-cell>
          <table:table-cell office:value-type="string">
            <text:p>US_TAB_SYSTEM</text:p>
          </table:table-cell>
          <table:table-cell table:style-name="ce12" office:value-type="string">
            <text:p>LDAP Identifica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2" office:value-type="float" office:value="101000">
            <text:p>101000</text:p>
          </table:table-cell>
          <table:table-cell table:style-name="ce12" office:value-type="string">
            <text:p>R</text:p>
          </table:table-cell>
          <table:table-cell table:style-name="ce12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ISPLAYNAME</text:p>
          </table:table-cell>
          <table:table-cell office:value-type="string">
            <text:p>US_FR_LDAP</text:p>
          </table:table-cell>
          <table:table-cell table:style-name="Default" office:value-type="string">
            <text:p>nom affiché</text:p>
          </table:table-cell>
          <table:table-cell table:style-name="Default" office:value-type="string">
            <text:p>Y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text</text:p>
          </table:table-cell>
          <table:table-cell table:style-name="Default" table:formula="of:=[.H15]+10" office:value-type="float" office:value="101010">
            <text:p>101010</text:p>
          </table:table-cell>
          <table:table-cell table:style-name="Default"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3" office:value-type="string">
            <text:p>LDAP_CREATEDATE</text:p>
          </table:table-cell>
          <table:table-cell office:value-type="string">
            <text:p>US_FR_LDAP</text:p>
          </table:table-cell>
          <table:table-cell table:style-name="ce13" office:value-type="string">
            <text:p>date de créa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Default" table:formula="of:=[.H16]+10" office:value-type="float" office:value="101020">
            <text:p>101020</text:p>
          </table:table-cell>
          <table:table-cell table:style-name="ce13" office:value-type="string">
            <text:p>R</text:p>
          </table:table-cell>
          <table:table-cell table:style-name="ce13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3" office:value-type="string">
            <text:p>LDAP_CHANGEDATE</text:p>
          </table:table-cell>
          <table:table-cell office:value-type="string">
            <text:p>US_FR_LDAP</text:p>
          </table:table-cell>
          <table:table-cell table:style-name="ce13" office:value-type="string">
            <text:p>date de modifica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Default" table:formula="of:=[.H17]+10" office:value-type="float" office:value="101030">
            <text:p>101030</text:p>
          </table:table-cell>
          <table:table-cell table:style-name="ce13" office:value-type="string">
            <text:p>R</text:p>
          </table:table-cell>
          <table:table-cell table:style-name="ce13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US_FR_LDAP</text:p>
          </table:table-cell>
          <table:table-cell table:style-name="Default" office:value-type="string">
            <text:p>identifiant uniqu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Default" table:formula="of:=[.H18]+10" office:value-type="float" office:value="101040">
            <text:p>10104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US_FR_LDAP</text:p>
          </table:table-cell>
          <table:table-cell table:style-name="Default" office:value-type="string">
            <text:p>nom LDAP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Default" table:formula="of:=[.H19]+10" office:value-type="float" office:value="101050">
            <text:p>10105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2" office:value-type="string">
            <text:p>US_FR_AD</text:p>
          </table:table-cell>
          <table:table-cell office:value-type="string">
            <text:p>US_TAB_SYSTEM</text:p>
          </table:table-cell>
          <table:table-cell table:style-name="ce12" office:value-type="string">
            <text:p>AD Identifica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Default" table:formula="of:=[.H20]+10" office:value-type="float" office:value="101060">
            <text:p>101060</text:p>
          </table:table-cell>
          <table:table-cell table:style-name="ce12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US_FR_AD</text:p>
          </table:table-cell>
          <table:table-cell table:style-name="Default" office:value-type="string">
            <text:p>identifian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Default" table:formula="of:=[.H21]+10" office:value-type="float" office:value="101070">
            <text:p>101070</text:p>
          </table:table-cell>
          <table:table-cell table:style-name="ce13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US_FR_AD</text:p>
          </table:table-cell>
          <table:table-cell table:style-name="Default" office:value-type="string">
            <text:p>groupe primair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Default" table:formula="of:=[.H22]+10" office:value-type="float" office:value="101080">
            <text:p>10108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REFRESH</text:p>
          </table:table-cell>
          <table:table-cell/>
          <table:table-cell table:style-name="Default" office:value-type="string">
            <text:p>Actualiser depuis le LDAP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action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R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FDL_METHOD&amp;method=refreshFromLDAP</text:p>
          </table:table-cell>
          <table:table-cell/>
          <table:table-cell office:value-type="string">
            <text:p>::canEditMenu()</text:p>
          </table:table-cell>
          <table:table-cell office:value-type="string">
            <text:p>ltarget=_self|llabel=Récupérer les données depuis l'annuaire LDAP</text:p>
          </table:table-cell>
          <table:table-cell table:number-columns-repeated="240"/>
        </table:table-row>
        <table:table-row table:style-name="ro1">
          <table:table-cell office:value-type="string">
            <text:p>MODATTR</text:p>
          </table:table-cell>
          <table:table-cell table:style-name="ce14" office:value-type="string">
            <text:p>US_FR_INTRANET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PPHONE</text:p>
          </table:table-cell>
          <table:table-cell table:style-name="ce17"/>
          <table:table-cell table:style-name="ce18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ADDR</text:p>
          </table:table-cell>
          <table:table-cell table:style-name="ce18"/>
          <table:table-cell table:style-name="ce17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WEB</text:p>
          </table:table-cell>
          <table:table-cell table:style-name="ce18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SOCIETY</text:p>
          </table:table-cell>
          <table:table-cell table:style-name="ce18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JOB</text:p>
          </table:table-cell>
          <table:table-cell table:style-name="ce18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ROLE</text:p>
          </table:table-cell>
          <table:table-cell table:style-name="ce18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NAME</text:p>
          </table:table-cell>
          <table:table-cell table:style-name="ce18"/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FNAME</text:p>
          </table:table-cell>
          <table:table-cell table:style-name="ce18"/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PHONE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ADDR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INITIALS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SECR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OGIN</text:p>
          </table:table-cell>
          <table:table-cell table:style-name="ce14"/>
          <table:table-cell table:number-columns-repeated="5"/>
          <table:table-cell office:value-type="string">
            <text:p>S</text:p>
          </table:table-cell>
          <table:table-cell table:number-columns-repeated="5"/>
          <table:table-cell table:style-name="ce23" office:value-type="string">
            <text:p>::ExistsLogin(US_LOGIN)</text:p>
          </table:table-cell>
          <table:table-cell table:number-columns-repeated="241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GECOS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GIDNUMBER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DIRECTORY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OGINSHELL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PASSWD</text:p>
          </table:table-cell>
          <table:table-cell table:style-name="ce14"/>
          <table:table-cell table:number-columns-repeated="5"/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UIDNUMBER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POSTALCODE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COUNTRY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MOBILE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table:style-name="ce4" office:value-type="string">
            <text:p>US_PASSWD2</text:p>
          </table:table-cell>
          <table:table-cell/>
          <table:table-cell table:style-name="Default"/>
          <table:table-cell table:style-name="ce7" table:number-columns-repeated="2"/>
          <table:table-cell table:style-name="ce13" table:number-columns-repeated="3"/>
          <table:table-cell table:number-columns-repeated="5"/>
          <table:table-cell table:style-name="ce24" office:value-type="string">
            <text:p>-</text:p>
          </table:table-cell>
          <table:table-cell table:number-columns-repeated="241"/>
        </table:table-row>
        <table:table-row table:style-name="ro1">
          <table:table-cell table:style-name="ce9" office:value-type="string">
            <text:p>ATTR</text:p>
          </table:table-cell>
          <table:table-cell table:style-name="ce4" office:value-type="string">
            <text:p>AD_CHANGEGROUP</text:p>
          </table:table-cell>
          <table:table-cell/>
          <table:table-cell table:style-name="Default" office:value-type="string">
            <text:p>Affectation des groupes</text:p>
          </table:table-cell>
          <table:table-cell table:style-name="ce7" table:number-columns-repeated="2"/>
          <table:table-cell table:style-name="ce13" office:value-type="string">
            <text:p>menu</text:p>
          </table:table-cell>
          <table:table-cell table:style-name="ce13"/>
          <table:table-cell table:style-name="ce13" office:value-type="string">
            <text:p>R</text:p>
          </table:table-cell>
          <table:table-cell/>
          <table:table-cell office:value-type="string">
            <text:p>%S%app=GENERIC&amp;action=GENERIC_EDIT&amp;zone=USERCARD:CHOOSEGROUP&amp;id=%I%</text:p>
          </table:table-cell>
          <table:table-cell/>
          <table:table-cell table:style-name="ce22" office:value-type="string">
            <text:p>::canEditMenu()</text:p>
          </table:table-cell>
          <table:table-cell/>
          <table:table-cell table:style-name="ce24"/>
          <table:table-cell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1" table:number-rows-repeated="2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4" office:value-type="string">
            <text:p>IGROUP</text:p>
          </table:table-cell>
          <table:table-cell table:style-name="ce4" office:value-type="string">
            <text:p>groupe réseau</text:p>
          </table:table-cell>
          <table:table-cell table:style-name="ce4" table:number-columns-repeated="2"/>
          <table:table-cell table:style-name="ce4" office:value-type="string">
            <text:p>LDAPGROUP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PROFID</text:p>
          </table:table-cell>
          <table:table-cell table:style-name="Default" office:value-type="string">
            <text:p>LDAP_PRFGROU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ldapgroup.png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LDAPGroup.ph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+Method.NU.php</text:p>
          </table:table-cell>
          <table:table-cell table:style-name="ce4"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0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0" office:value-type="string">
            <text:p>elink</text:p>
          </table:table-cell>
          <table:table-cell table:style-name="ce20" office:value-type="string">
            <text:p>constraint</text:p>
          </table:table-cell>
          <table:table-cell table:style-name="ce20" office:value-type="string">
            <text:p>option</text:p>
          </table:table-cell>
          <table:table-cell table:style-name="ce20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2" office:value-type="string">
            <text:p>GRP_FR_LDAP</text:p>
          </table:table-cell>
          <table:table-cell/>
          <table:table-cell table:style-name="ce12" office:value-type="string">
            <text:p>LDAP Identifica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</text:p>
          </table:table-cell>
          <table:table-cell table:style-name="ce12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3" office:value-type="string">
            <text:p>LDAP_CREATEDATE</text:p>
          </table:table-cell>
          <table:table-cell office:value-type="string">
            <text:p>GRP_FR_LDAP</text:p>
          </table:table-cell>
          <table:table-cell table:style-name="ce13" office:value-type="string">
            <text:p>date de créa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office:value-type="float" office:value="500">
            <text:p>500</text:p>
          </table:table-cell>
          <table:table-cell table:style-name="ce13" office:value-type="string">
            <text:p>R</text:p>
          </table:table-cell>
          <table:table-cell table:style-name="ce13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3" office:value-type="string">
            <text:p>LDAP_CHANGEDATE</text:p>
          </table:table-cell>
          <table:table-cell office:value-type="string">
            <text:p>GRP_FR_LDAP</text:p>
          </table:table-cell>
          <table:table-cell table:style-name="ce13" office:value-type="string">
            <text:p>date de modifica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f:=[.H64]+10" office:value-type="float" office:value="510">
            <text:p>510</text:p>
          </table:table-cell>
          <table:table-cell table:style-name="ce13" office:value-type="string">
            <text:p>R</text:p>
          </table:table-cell>
          <table:table-cell table:style-name="ce13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GRP_FR_LDAP</text:p>
          </table:table-cell>
          <table:table-cell table:style-name="Default" office:value-type="string">
            <text:p>identifiant uniqu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f:=[.H65]+10" office:value-type="float" office:value="520">
            <text:p>52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GRP_FR_LDAP</text:p>
          </table:table-cell>
          <table:table-cell table:style-name="Default" office:value-type="string">
            <text:p>nom LDAP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f:=[.H66]+10" office:value-type="float" office:value="530">
            <text:p>53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7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2" office:value-type="string">
            <text:p>GRP_FR_AD</text:p>
          </table:table-cell>
          <table:table-cell/>
          <table:table-cell table:style-name="ce12" office:value-type="string">
            <text:p>AD Identifica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GRP_FR_AD</text:p>
          </table:table-cell>
          <table:table-cell table:style-name="Default" office:value-type="string">
            <text:p>identifian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office:value-type="float" office:value="600">
            <text:p>600</text:p>
          </table:table-cell>
          <table:table-cell table:style-name="ce13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GRP_FR_AD</text:p>
          </table:table-cell>
          <table:table-cell table:style-name="Default" office:value-type="string">
            <text:p>groupe primair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f:=[.H70]+10" office:value-type="float" office:value="610">
            <text:p>61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table:style-name="ce14" office:value-type="string">
            <text:p>GRP_FR_INTRANET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11" office:value-type="string">
            <text:p>MODATTR</text:p>
          </table:table-cell>
          <table:table-cell table:style-name="ce16" office:value-type="string">
            <text:p>US_LOGIN</text:p>
          </table:table-cell>
          <table:table-cell/>
          <table:table-cell table:style-name="Default"/>
          <table:table-cell table:style-name="ce7" table:number-columns-repeated="2"/>
          <table:table-cell table:style-name="ce13" table:number-columns-repeated="2"/>
          <table:table-cell table:style-name="ce16" office:value-type="string">
            <text:p>S</text:p>
          </table:table-cell>
          <table:table-cell table:number-columns-repeated="5"/>
          <table:table-cell table:style-name="ce25" office:value-type="string">
            <text:p>::ConstraintLogin(US_LOGIN,US_IDDOMAIN)</text:p>
          </table:table-cell>
          <table:table-cell table:number-columns-repeated="241"/>
        </table:table-row>
        <table:table-row table:style-name="ro1">
          <table:table-cell table:style-name="Default"/>
          <table:table-cell table:style-name="ce4"/>
          <table:table-cell/>
          <table:table-cell table:style-name="Default"/>
          <table:table-cell table:style-name="ce7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255"/>
        </table:table-row>
      </table:table>
      <table:table table:name="LDAP" table:style-name="ta1" table:print="false">
        <office:forms form:automatic-focus="false" form:apply-design-mode="false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51" table:default-cell-style-name="ce4"/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family</text:p>
          </table:table-cell>
          <table:table-cell table:style-name="ce2" office:value-type="string">
            <text:p>ldap attribute</text:p>
          </table:table-cell>
          <table:table-cell table:style-name="ce2" office:value-type="string">
            <text:p>freedom attribute</text:p>
          </table:table-cell>
          <table:table-cell table:style-name="ce2" office:value-type="string">
            <text:p>ldap schema</text:p>
          </table:table-cell>
          <table:table-cell table:style-name="ce2" office:value-type="string">
            <text:p>card index</text:p>
          </table:table-cell>
          <table:table-cell table:style-name="ce2" table:number-columns-repeated="250"/>
        </table:table-row>
        <table:table-row table:style-name="ro1">
          <table:table-cell table:style-name="ce26" office:value-type="string">
            <text:p>LDAPMAP</text:p>
          </table:table-cell>
          <table:table-cell table:style-name="ce26" office:value-type="string">
            <text:p>LDAPUSER</text:p>
          </table:table-cell>
          <table:table-cell table:style-name="ce26" office:value-type="string">
            <text:p>sAMAccountName</text:p>
          </table:table-cell>
          <table:table-cell table:style-name="ce26" office:value-type="string">
            <text:p>us_login</text:p>
          </table:table-cell>
          <table:table-cell table:style-name="ce26" office:value-type="string">
            <text:p>securityPrincipal</text:p>
          </table:table-cell>
          <table:table-cell table:style-name="ce26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6" office:value-type="string">
            <text:p>LDAPMAP</text:p>
          </table:table-cell>
          <table:table-cell table:style-name="ce26" office:value-type="string">
            <text:p>LDAPUSER</text:p>
          </table:table-cell>
          <table:table-cell table:style-name="ce26" office:value-type="string">
            <text:p>whenCreated</text:p>
          </table:table-cell>
          <table:table-cell table:style-name="ce26" office:value-type="string">
            <text:p>ldap_createdate</text:p>
          </table:table-cell>
          <table:table-cell table:style-name="ce26" office:value-type="string">
            <text:p>top</text:p>
          </table:table-cell>
          <table:table-cell table:style-name="ce26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6" office:value-type="string">
            <text:p>LDAPMAP</text:p>
          </table:table-cell>
          <table:table-cell table:style-name="ce26" office:value-type="string">
            <text:p>LDAPUSER</text:p>
          </table:table-cell>
          <table:table-cell table:style-name="ce26" office:value-type="string">
            <text:p>whenChanged</text:p>
          </table:table-cell>
          <table:table-cell table:style-name="ce26" office:value-type="string">
            <text:p>ldap_changedate</text:p>
          </table:table-cell>
          <table:table-cell table:style-name="ce26" office:value-type="string">
            <text:p>top</text:p>
          </table:table-cell>
          <table:table-cell table:style-name="ce26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LDAPMAP</text:p>
          </table:table-cell>
          <table:table-cell table:style-name="ce27" office:value-type="string">
            <text:p>LDAPUSER</text:p>
          </table:table-cell>
          <table:table-cell table:style-name="ce27" office:value-type="string">
            <text:p>uid</text:p>
          </table:table-cell>
          <table:table-cell table:style-name="ce27" office:value-type="string">
            <text:p>US_LOGIN</text:p>
          </table:table-cell>
          <table:table-cell table:style-name="ce27" office:value-type="string">
            <text:p>inetOrgPerson</text:p>
          </table:table-cell>
          <table:table-cell table:style-name="ce27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LDAPMAP</text:p>
          </table:table-cell>
          <table:table-cell table:style-name="ce27" office:value-type="string">
            <text:p>LDAPUSER</text:p>
          </table:table-cell>
          <table:table-cell table:style-name="ce27" office:value-type="string">
            <text:p>createTimestamp</text:p>
          </table:table-cell>
          <table:table-cell table:style-name="ce27" office:value-type="string">
            <text:p>ldap_createdate</text:p>
          </table:table-cell>
          <table:table-cell table:style-name="ce27" office:value-type="string">
            <text:p>top</text:p>
          </table:table-cell>
          <table:table-cell table:style-name="ce27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LDAPMAP</text:p>
          </table:table-cell>
          <table:table-cell table:style-name="ce27" office:value-type="string">
            <text:p>LDAPUSER</text:p>
          </table:table-cell>
          <table:table-cell table:style-name="ce27" office:value-type="string">
            <text:p>modifyTimestamp</text:p>
          </table:table-cell>
          <table:table-cell table:style-name="ce27" office:value-type="string">
            <text:p>ldap_changedate</text:p>
          </table:table-cell>
          <table:table-cell table:style-name="ce27" office:value-type="string">
            <text:p>top</text:p>
          </table:table-cell>
          <table:table-cell table:style-name="ce27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elephoneNumber</text:p>
          </table:table-cell>
          <table:table-cell office:value-type="string">
            <text:p>US_P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streetAddress</text:p>
          </table:table-cell>
          <table:table-cell office:value-type="string">
            <text:p>US_WORKADDR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wWWHomePage</text:p>
          </table:table-cell>
          <table:table-cell office:value-type="string">
            <text:p>US_WORKWEB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ompany</text:p>
          </table:table-cell>
          <table:table-cell office:value-type="string">
            <text:p>US_SOCIETY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itle</text:p>
          </table:table-cell>
          <table:table-cell office:value-type="string">
            <text:p>US_JOB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escription</text:p>
          </table:table-cell>
          <table:table-cell office:value-type="string">
            <text:p>US_ROL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LDAPMAP</text:p>
          </table:table-cell>
          <table:table-cell table:style-name="ce27" office:value-type="string">
            <text:p>LDAPUSER</text:p>
          </table:table-cell>
          <table:table-cell table:style-name="ce27" office:value-type="string">
            <text:p>uidNumber</text:p>
          </table:table-cell>
          <table:table-cell table:style-name="ce27" office:value-type="string">
            <text:p>LDAP_UNIQID</text:p>
          </table:table-cell>
          <table:table-cell table:style-name="ce27" office:value-type="string">
            <text:p>inetOrgPerson</text:p>
          </table:table-cell>
          <table:table-cell table:style-name="ce27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6" office:value-type="string">
            <text:p>LDAPMAP</text:p>
          </table:table-cell>
          <table:table-cell table:style-name="ce26" office:value-type="string">
            <text:p>LDAPUSER</text:p>
          </table:table-cell>
          <table:table-cell table:style-name="ce26" office:value-type="string">
            <text:p>objectsid</text:p>
          </table:table-cell>
          <table:table-cell table:style-name="ce26" office:value-type="string">
            <text:p>LDAP_UNIQID</text:p>
          </table:table-cell>
          <table:table-cell table:style-name="ce26" office:value-type="string">
            <text:p>securityPrincipal</text:p>
          </table:table-cell>
          <table:table-cell table:style-name="ce26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n</text:p>
          </table:table-cell>
          <table:table-cell table:style-name="Default" office:value-type="string">
            <text:p>LDAP_DISPLAYNAM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givenName</text:p>
          </table:table-cell>
          <table:table-cell office:value-type="string">
            <text:p>US_FNAME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sn</text:p>
          </table:table-cell>
          <table:table-cell office:value-type="string">
            <text:p>US_LNAME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sAMAccountName</text:p>
          </table:table-cell>
          <table:table-cell office:value-type="string">
            <text:p>US_LOGIN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objectsid</text:p>
          </table:table-cell>
          <table:table-cell office:value-type="string">
            <text:p>LDAP_UNIQID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mail</text:p>
          </table:table-cell>
          <table:table-cell office:value-type="string">
            <text:p>US_MAIL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table:style-name="ce28" table:number-columns-repeated="6"/>
          <table:table-cell table:number-columns-repeated="250"/>
        </table:table-row>
        <table:table-row table:style-name="ro1">
          <table:table-cell table:style-name="ce27" office:value-type="string">
            <text:p>LDAPMAP</text:p>
          </table:table-cell>
          <table:table-cell table:style-name="ce27" office:value-type="string">
            <text:p>LDAPGROUP</text:p>
          </table:table-cell>
          <table:table-cell table:style-name="ce24" office:value-type="string">
            <text:p>gidNumber</text:p>
          </table:table-cell>
          <table:table-cell table:style-name="ce27" office:value-type="string">
            <text:p>LDAP_UNIQID</text:p>
          </table:table-cell>
          <table:table-cell table:style-name="ce27" office:value-type="string">
            <text:p>posixGroup</text:p>
          </table:table-cell>
          <table:table-cell table:style-name="ce27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6" office:value-type="string">
            <text:p>LDAPMAP</text:p>
          </table:table-cell>
          <table:table-cell table:style-name="ce26" office:value-type="string">
            <text:p>LDAPGROUP</text:p>
          </table:table-cell>
          <table:table-cell table:style-name="ce26" office:value-type="string">
            <text:p>objectsid</text:p>
          </table:table-cell>
          <table:table-cell table:style-name="ce26" office:value-type="string">
            <text:p>LDAP_UNIQID</text:p>
          </table:table-cell>
          <table:table-cell table:style-name="ce26" office:value-type="string">
            <text:p>securityPrincipal</text:p>
          </table:table-cell>
          <table:table-cell table:style-name="ce26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name</text:p>
          </table:table-cell>
          <table:table-cell office:value-type="string">
            <text:p>GRP_NAME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49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9" office:value-type="string">
            <text:p>LDAPMAP</text:p>
          </table:table-cell>
          <table:table-cell table:style-name="ce29" office:value-type="string">
            <text:p>LDAPGROUP</text:p>
          </table:table-cell>
          <table:table-cell table:style-name="ce29" office:value-type="string">
            <text:p>cn</text:p>
          </table:table-cell>
          <table:table-cell table:style-name="ce29" office:value-type="string">
            <text:p>US_LOGIN</text:p>
          </table:table-cell>
          <table:table-cell table:style-name="ce29" office:value-type="string">
            <text:p>inetOrgPerson</text:p>
          </table:table-cell>
          <table:table-cell table:style-name="ce29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30" office:value-type="string">
            <text:p>LDAPMAP</text:p>
          </table:table-cell>
          <table:table-cell table:style-name="ce30" office:value-type="string">
            <text:p>LDAPGROUP</text:p>
          </table:table-cell>
          <table:table-cell table:style-name="ce30" office:value-type="string">
            <text:p>sAMAccountName</text:p>
          </table:table-cell>
          <table:table-cell table:style-name="ce30" office:value-type="string">
            <text:p>US_LOGIN</text:p>
          </table:table-cell>
          <table:table-cell table:style-name="ce30" office:value-type="string">
            <text:p>securityPrincipal</text:p>
          </table:table-cell>
          <table:table-cell table:style-name="ce30" office:value-type="float" office:value="1">
            <text:p>1</text:p>
          </table:table-cell>
          <table:table-cell table:number-columns-repeated="250"/>
        </table:table-row>
        <table:table-row table:style-name="ro1" table:number-rows-repeated="28">
          <table:table-cell table:number-columns-repeated="256"/>
        </table:table-row>
        <table:table-row table:style-name="ro1">
          <table:table-cell table:style-name="ce31" table:number-columns-repeated="256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style-name="ce31" table:number-columns-repeated="256"/>
        </table:table-row>
        <table:table-row table:style-name="ro1" table:number-rows-repeated="6546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/>
    <style:font-face style:name="Sans" svg:font-family="San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number number:decimal-places="2" number:min-integer-digits="1" number:grouping="true"/>
      <number:text> EUR </number:text>
    </number:number-style>
    <number:number-style style:name="N156P1" style:volatile="true">
      <number:text> (</number:text>
      <number:number number:decimal-places="2" number:min-integer-digits="1" number:grouping="true"/>
      <number:text>) EUR</number:text>
    </number:number-style>
    <number:number-style style:name="N156P2" style:volatile="true">
      <number:text> -</number:text>
      <number:number number:decimal-places="0" number:min-integer-digits="0"/>
      <number:text> EUR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9">09/11/2009</text:date>, <text:time>18:1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07-01-23T11:30:11</meta:creation-date>
    <dc:date>2009-11-09T18:16:06</dc:date>
    <dc:language>fr-FR</dc:language>
    <meta:editing-cycles>91</meta:editing-cycles>
    <meta:editing-duration>PT141H07M15S</meta:editing-duration>
    <dc:creator>Jérôme Augé</dc:creator>
    <meta:document-statistic meta:table-count="3" meta:cell-count="581" meta:object-count="0"/>
    <meta:user-defined meta:name="Info 1"/>
    <meta:user-defined meta:name="Info 2"/>
    <meta:user-defined meta:name="Info 3"/>
    <meta:user-defined meta:name="Info 4"/>
  </office:meta>
</office:document-meta>
</file>